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</style:style>
    <style:style style:name="ce1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F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F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H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5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5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5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9)),ISBLANK(P9)))" style:apply-style-name="cf1" style:base-cell-address="Data_Sheet.P9"/>
      <style:map style:condition="is-true-formula(msoxl:AND(NOT(ISBLANK(Q9)),ISBLANK(P9)))" style:apply-style-name="cf1" style:base-cell-address="Data_Sheet.P9"/>
      <style:map style:condition="is-true-formula(msoxl:AND(NOT(ISBLANK(Q9)),ISBLANK(P9)))" style:apply-style-name="cf1" style:base-cell-address="Data_Sheet.P9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P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6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R4)),ISBLANK(Q4)))" style:apply-style-name="cf1" style:base-cell-address="Data_Sheet.Q4"/>
      <style:map style:condition="is-true-formula(msoxl:AND(NOT(ISBLANK(R4)),ISBLANK(Q4)))" style:apply-style-name="cf1" style:base-cell-address="Data_Sheet.Q4"/>
      <style:map style:condition="is-true-formula(msoxl:AND(NOT(ISBLANK(R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6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R5)),ISBLANK(Q5)))" style:apply-style-name="cf1" style:base-cell-address="Data_Sheet.Q5"/>
      <style:map style:condition="is-true-formula(msoxl:AND(NOT(ISBLANK(R5)),ISBLANK(Q5)))" style:apply-style-name="cf1" style:base-cell-address="Data_Sheet.Q5"/>
      <style:map style:condition="is-true-formula(msoxl:AND(NOT(ISBLANK(R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7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7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5)),ISBLANK(P5)))" style:apply-style-name="cf1" style:base-cell-address="Data_Sheet.P5"/>
      <style:map style:condition="is-true-formula(msoxl:AND(NOT(ISBLANK(R6)),ISBLANK(Q6)))" style:apply-style-name="cf1" style:base-cell-address="Data_Sheet.Q6"/>
      <style:map style:condition="is-true-formula(msoxl:AND(NOT(ISBLANK(R6)),ISBLANK(Q6)))" style:apply-style-name="cf1" style:base-cell-address="Data_Sheet.Q6"/>
      <style:map style:condition="is-true-formula(msoxl:AND(NOT(ISBLANK(R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J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L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N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5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5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5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5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5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</style:style>
    <style:style style:name="ce15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</style:style>
    <style:style style:name="ce16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1" style:base-cell-address="Data_Sheet.Z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D5)),ISBLANK(E5)))" style:apply-style-name="cf1" style:base-cell-address="Data_Sheet.E5"/>
      <style:map style:condition="is-true-formula(msoxl:AND(NOT(ISBLANK(AB8)),ISBLANK(AC8)))" style:apply-style-name="cf1" style:base-cell-address="Data_Sheet.AC8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Q4)),ISBLANK(P4)))" style:apply-style-name="cf1" style:base-cell-address="Data_Sheet.P4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C5)),ISBLANK(AB5)))" style:apply-style-name="cf1" style:base-cell-address="Data_Sheet.AB5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1" style:base-cell-address="Data_Sheet.Z8"/>
      <style:map style:condition="is-true-formula(msoxl:AND(NOT(ISBLANK(Y9)),ISBLANK(Z9)))" style:apply-style-name="cf1" style:base-cell-address="Data_Sheet.Z9"/>
      <style:map style:condition="is-true-formula(msoxl:AND(NOT(ISBLANK(AA9)),ISBLANK(AB9)))" style:apply-style-name="cf1" style:base-cell-address="Data_Sheet.AB9"/>
      <style:map style:condition="is-true-formula(msoxl:AND(NOT(ISBLANK(AA9)),ISBLANK(AB9)))" style:apply-style-name="cf1" style:base-cell-address="Data_Sheet.AB9"/>
      <style:map style:condition="is-true-formula(msoxl:AND(NOT(ISBLANK(AA9)),ISBLANK(AB9)))" style:apply-style-name="cf1" style:base-cell-address="Data_Sheet.AB9"/>
      <style:map style:condition="is-true-formula(msoxl:AND(NOT(ISBLANK(AA9)),ISBLANK(AB9)))" style:apply-style-name="cf1" style:base-cell-address="Data_Sheet.AB9"/>
      <style:map style:condition="is-true-formula(msoxl:AND(NOT(ISBLANK(AA9)),ISBLANK(AB9)))" style:apply-style-name="cf1" style:base-cell-address="Data_Sheet.AB9"/>
      <style:map style:condition="is-true-formula(msoxl:AND(NOT(ISBLANK(AA9)),ISBLANK(AB9)))" style:apply-style-name="cf1" style:base-cell-address="Data_Sheet.AB9"/>
      <style:map style:condition="is-true-formula(msoxl:AND(NOT(ISBLANK(AA9)),ISBLANK(AB9)))" style:apply-style-name="cf1" style:base-cell-address="Data_Sheet.AB9"/>
      <style:map style:condition="is-true-formula(msoxl:AND(NOT(ISBLANK(AA9)),ISBLANK(AB9)))" style:apply-style-name="cf1" style:base-cell-address="Data_Sheet.AB9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1" style:base-cell-address="Data_Sheet.Z8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16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3">
            <text:p>Organisation name</text:p>
          </table:table-cell>
          <table:table-cell office:value-type="string" table:number-columns-spanned="1" table:number-rows-spanned="3" table:content-validation-name="val3" table:style-name="ce13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3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3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4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3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4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3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3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3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3">
            <text:p>Admin officers/admin assistants</text:p>
          </table:table-cell>
          <table:covered-table-cell/>
          <table:table-cell office:value-type="string" table:number-columns-spanned="2" table:number-rows-spanned="1" table:style-name="ce13">
            <text:p>Executive Officers</text:p>
          </table:table-cell>
          <table:covered-table-cell/>
          <table:table-cell office:value-type="string" table:number-columns-spanned="2" table:number-rows-spanned="1" table:style-name="ce13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3">
            <text:p>Grade 6/7</text:p>
          </table:table-cell>
          <table:covered-table-cell/>
          <table:table-cell office:value-type="string" table:number-columns-spanned="2" table:number-rows-spanned="1" table:style-name="ce13">
            <text:p>Senior Civil Service</text:p>
          </table:table-cell>
          <table:covered-table-cell/>
          <table:table-cell office:value-type="string" table:number-columns-spanned="2" table:number-rows-spanned="1" table:style-name="ce13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3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3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4">
            <text:p>Interim managers</text:p>
          </table:table-cell>
          <table:covered-table-cell/>
          <table:table-cell office:value-type="string" table:number-columns-spanned="2" table:number-rows-spanned="1" table:style-name="ce14">
            <text:p>Specialist Contractors</text:p>
          </table:table-cell>
          <table:covered-table-cell/>
          <table:table-cell office:value-type="string" table:number-columns-spanned="2" table:number-rows-spanned="1" table:style-name="ce14">
            <text:p>Consultants/consultancy</text:p>
          </table:table-cell>
          <table:covered-table-cell/>
          <table:table-cell office:value-type="string" table:number-columns-spanned="2" table:number-rows-spanned="1" table:style-name="ce13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3">
            <text:p>Salary</text:p>
          </table:table-cell>
          <table:table-cell office:value-type="string" table:number-columns-spanned="1" table:number-rows-spanned="2" table:style-name="ce13">
            <text:p>Allowances</text:p>
          </table:table-cell>
          <table:table-cell office:value-type="string" table:number-columns-spanned="1" table:number-rows-spanned="2" table:style-name="ce13">
            <text:p>Non-consolidated performance payments</text:p>
          </table:table-cell>
          <table:table-cell office:value-type="string" table:number-columns-spanned="1" table:number-rows-spanned="2" table:style-name="ce13">
            <text:p>Overtime</text:p>
          </table:table-cell>
          <table:table-cell office:value-type="string" table:number-columns-spanned="1" table:number-rows-spanned="2" table:style-name="ce13">
            <text:p>Employer pension contributions</text:p>
          </table:table-cell>
          <table:table-cell office:value-type="string" table:number-columns-spanned="1" table:number-rows-spanned="2" table:style-name="ce13">
            <text:p>Employer national insurance contributions</text:p>
          </table:table-cell>
          <table:table-cell office:value-type="string" table:number-columns-spanned="1" table:number-rows-spanned="2" table:style-name="ce13">
            <text:p>Total paybill for payroll staff</text:p>
          </table:table-cell>
          <table:table-cell office:value-type="string" table:number-columns-spanned="1" table:number-rows-spanned="2" table:style-name="ce13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3">
            <text:p>Total cost of consultants/</text:p>
            <text:p>consultancy</text:p>
          </table:table-cell>
          <table:table-cell office:value-type="string" table:number-columns-spanned="1" table:number-rows-spanned="2" table:style-name="ce13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7">
            <text:p>Ministerial Department</text:p>
          </table:table-cell>
          <table:table-cell office:value-type="string" table:style-name="ce19">
            <text:p>Home Office</text:p>
          </table:table-cell>
          <table:table-cell office:value-type="float" office:value="8480" table:style-name="ce27">
            <text:p>8,480</text:p>
          </table:table-cell>
          <table:table-cell office:value-type="float" office:value="7588.79" table:style-name="ce31">
            <text:p>7,589</text:p>
          </table:table-cell>
          <table:table-cell office:value-type="float" office:value="11728" table:style-name="ce40">
            <text:p>11,728</text:p>
          </table:table-cell>
          <table:table-cell office:value-type="float" office:value="10997.14" table:style-name="ce43">
            <text:p>10,997</text:p>
          </table:table-cell>
          <table:table-cell office:value-type="float" office:value="6378" table:style-name="ce92">
            <text:p>6,378</text:p>
          </table:table-cell>
          <table:table-cell office:value-type="float" office:value="6136.91" table:style-name="ce95">
            <text:p>6,137</text:p>
          </table:table-cell>
          <table:table-cell office:value-type="float" office:value="1986" table:style-name="ce99">
            <text:p>1,986</text:p>
          </table:table-cell>
          <table:table-cell office:value-type="float" office:value="1936.27" table:style-name="ce102">
            <text:p>1,936</text:p>
          </table:table-cell>
          <table:table-cell office:value-type="float" office:value="219" table:style-name="ce110">
            <text:p>219</text:p>
          </table:table-cell>
          <table:table-cell office:value-type="float" office:value="216.24" table:style-name="ce113">
            <text:p>216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4">
            <text:p>0</text:p>
          </table:table-cell>
          <table:table-cell office:value-type="float" office:value="28791" table:content-validation-name="val3" table:style-name="ce65">
            <text:p>28,791</text:p>
          </table:table-cell>
          <table:table-cell office:value-type="float" office:value="26875.350000000002" table:content-validation-name="val3" table:style-name="ce67">
            <text:p>26,875</text:p>
          </table:table-cell>
          <table:table-cell office:value-type="float" office:value="951" table:style-name="ce66">
            <text:p>951</text:p>
          </table:table-cell>
          <table:table-cell office:value-type="float" office:value="812.53" table:style-name="ce71">
            <text:p>813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50">
            <text:p>0</text:p>
          </table:table-cell>
          <table:table-cell office:value-type="float" office:value="951" table:style-name="ce154">
            <text:p>951</text:p>
          </table:table-cell>
          <table:table-cell office:value-type="float" office:value="812.53" table:style-name="ce155">
            <text:p>813</text:p>
          </table:table-cell>
          <table:table-cell office:value-type="float" office:value="29742" table:content-validation-name="val3" table:style-name="ce157">
            <text:p>29,742</text:p>
          </table:table-cell>
          <table:table-cell office:value-type="float" office:value="27687.88" table:content-validation-name="val3" table:style-name="ce156">
            <text:p>27,688</text:p>
          </table:table-cell>
          <table:table-cell office:value-type="currency" office:value="67585938.469999999" table:content-validation-name="val2" table:style-name="ce9">
            <text:p>£67,585,938.47</text:p>
          </table:table-cell>
          <table:table-cell office:value-type="currency" office:value="8776325.8999999966" table:content-validation-name="val2" table:style-name="ce9">
            <text:p>£8,776,325.90</text:p>
          </table:table-cell>
          <table:table-cell office:value-type="currency" office:value="142444.97" table:content-validation-name="val2" table:style-name="ce9">
            <text:p>£142,444.97</text:p>
          </table:table-cell>
          <table:table-cell office:value-type="currency" office:value="524940.77" table:content-validation-name="val2" table:style-name="ce9">
            <text:p>£524,940.77</text:p>
          </table:table-cell>
          <table:table-cell office:value-type="currency" office:value="15805215.73" table:content-validation-name="val2" table:style-name="ce9">
            <text:p>£15,805,215.73</text:p>
          </table:table-cell>
          <table:table-cell office:value-type="currency" office:value="6379179.8500000006" table:content-validation-name="val2" table:style-name="ce9">
            <text:p>£6,379,179.85</text:p>
          </table:table-cell>
          <table:table-cell office:value-type="currency" office:value="99214045.689999983" table:style-name="ce10">
            <text:p>£99,214,045.69</text:p>
          </table:table-cell>
          <table:table-cell office:value-type="currency" office:value="2667100.79" table:content-validation-name="val2" table:style-name="ce9">
            <text:p>£2,667,100.79</text:p>
          </table:table-cell>
          <table:table-cell office:value-type="currency" office:value="1064590.5799999998" table:content-validation-name="val2" table:style-name="ce9">
            <text:p>£1,064,590.58</text:p>
          </table:table-cell>
          <table:table-cell office:value-type="currency" office:value="3731691.37" table:style-name="ce10">
            <text:p>£3,731,691.37</text:p>
          </table:table-cell>
          <table:table-cell office:value-type="currency" office:value="102945737.05999999" table:style-name="ce11">
            <text:p>£102,945,737.06</text:p>
          </table:table-cell>
          <table:table-cell table:content-validation-name="val3" table:style-name="ce12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6">
            <text:p>Executive Non-Departmental Public Body</text:p>
          </table:table-cell>
          <table:table-cell office:value-type="string" table:style-name="ce20">
            <text:p>Home Office</text:p>
          </table:table-cell>
          <table:table-cell office:value-type="float" office:value="308" table:style-name="ce28">
            <text:p>308</text:p>
          </table:table-cell>
          <table:table-cell office:value-type="float" office:value="262.80999999999995" table:style-name="ce30">
            <text:p>263</text:p>
          </table:table-cell>
          <table:table-cell office:value-type="float" office:value="207" table:style-name="ce39">
            <text:p>207</text:p>
          </table:table-cell>
          <table:table-cell office:value-type="float" office:value="186.44700000000003" table:style-name="ce41">
            <text:p>186</text:p>
          </table:table-cell>
          <table:table-cell office:value-type="float" office:value="267" table:style-name="ce91">
            <text:p>267</text:p>
          </table:table-cell>
          <table:table-cell office:value-type="float" office:value="249.52100000000002" table:style-name="ce94">
            <text:p>250</text:p>
          </table:table-cell>
          <table:table-cell office:value-type="float" office:value="31" table:style-name="ce98">
            <text:p>31</text:p>
          </table:table-cell>
          <table:table-cell office:value-type="float" office:value="29.864999999999998" table:style-name="ce100">
            <text:p>30</text:p>
          </table:table-cell>
          <table:table-cell office:value-type="float" office:value="6" table:style-name="ce109">
            <text:p>6</text:p>
          </table:table-cell>
          <table:table-cell office:value-type="float" office:value="6" table:style-name="ce112">
            <text:p>6</text:p>
          </table:table-cell>
          <table:table-cell office:value-type="float" office:value="5" table:style-name="ce59">
            <text:p>5</text:p>
          </table:table-cell>
          <table:table-cell office:value-type="float" office:value="0.64" table:style-name="ce62">
            <text:p>1</text:p>
          </table:table-cell>
          <table:table-cell office:value-type="float" office:value="824" table:content-validation-name="val3" table:style-name="ce72">
            <text:p>824</text:p>
          </table:table-cell>
          <table:table-cell office:value-type="float" office:value="735.28300000000002" table:content-validation-name="val3" table:style-name="ce68">
            <text:p>735</text:p>
          </table:table-cell>
          <table:table-cell office:value-type="float" office:value="1" table:style-name="ce69">
            <text:p>1</text:p>
          </table:table-cell>
          <table:table-cell office:value-type="float" office:value="1" table:style-name="ce70">
            <text:p>1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12" table:style-name="ce134">
            <text:p>12</text:p>
          </table:table-cell>
          <table:table-cell office:value-type="float" office:value="12" table:style-name="ce136">
            <text:p>12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13" table:style-name="ce164">
            <text:p>13</text:p>
          </table:table-cell>
          <table:table-cell office:value-type="float" office:value="13" table:style-name="ce159">
            <text:p>13</text:p>
          </table:table-cell>
          <table:table-cell office:value-type="float" office:value="837" table:content-validation-name="val3" table:style-name="ce165">
            <text:p>837</text:p>
          </table:table-cell>
          <table:table-cell office:value-type="float" office:value="748.28300000000002" table:content-validation-name="val3" table:style-name="ce158">
            <text:p>748</text:p>
          </table:table-cell>
          <table:table-cell office:value-type="currency" office:value="1637898.9600000028" table:content-validation-name="val1" table:style-name="ce9">
            <text:p>£1,637,898.96</text:p>
          </table:table-cell>
          <table:table-cell office:value-type="currency" office:value="17160.329999999998" table:content-validation-name="val1" table:style-name="ce9">
            <text:p>£17,160.33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0465.920000000006" table:content-validation-name="val1" table:style-name="ce9">
            <text:p>£30,465.92</text:p>
          </table:table-cell>
          <table:table-cell office:value-type="currency" office:value="338055.23000000272" table:content-validation-name="val1" table:style-name="ce9">
            <text:p>£338,055.23</text:p>
          </table:table-cell>
          <table:table-cell office:value-type="currency" office:value="117138.89000000025" table:content-validation-name="val1" table:style-name="ce9">
            <text:p>£117,138.89</text:p>
          </table:table-cell>
          <table:table-cell office:value-type="currency" office:value="2140719.3300000057" table:style-name="ce10">
            <text:p>£2,140,719.33</text:p>
          </table:table-cell>
          <table:table-cell office:value-type="currency" office:value="134761" table:content-validation-name="val2" table:style-name="ce9">
            <text:p>£134,761.00</text:p>
          </table:table-cell>
          <table:table-cell office:value-type="currency" office:value="6164" table:content-validation-name="val2" table:style-name="ce9">
            <text:p>£6,164.00</text:p>
          </table:table-cell>
          <table:table-cell office:value-type="currency" office:value="140925" table:style-name="ce10">
            <text:p>£140,925.00</text:p>
          </table:table-cell>
          <table:table-cell office:value-type="currency" office:value="2281644.3300000057" table:style-name="ce11">
            <text:p>£2,281,644.33</text:p>
          </table:table-cell>
          <table:table-cell table:content-validation-name="val3" table:style-name="ce12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15">
            <text:p>Executive Non-Departmental Public Body</text:p>
          </table:table-cell>
          <table:table-cell office:value-type="string" table:style-name="ce18">
            <text:p>Home Office</text:p>
          </table:table-cell>
          <table:table-cell office:value-type="float" office:value="52" table:style-name="ce26">
            <text:p>52</text:p>
          </table:table-cell>
          <table:table-cell office:value-type="float" office:value="51.135100000000001" table:style-name="ce29">
            <text:p>51</text:p>
          </table:table-cell>
          <table:table-cell office:value-type="float" office:value="73" table:style-name="ce38">
            <text:p>73</text:p>
          </table:table-cell>
          <table:table-cell office:value-type="float" office:value="72.351300000000009" table:style-name="ce42">
            <text:p>72</text:p>
          </table:table-cell>
          <table:table-cell office:value-type="float" office:value="683" table:style-name="ce93">
            <text:p>683</text:p>
          </table:table-cell>
          <table:table-cell office:value-type="float" office:value="670.80639999999994" table:style-name="ce96">
            <text:p>671</text:p>
          </table:table-cell>
          <table:table-cell office:value-type="float" office:value="57" table:style-name="ce97">
            <text:p>57</text:p>
          </table:table-cell>
          <table:table-cell office:value-type="float" office:value="56.272999999999996" table:style-name="ce101">
            <text:p>56</text:p>
          </table:table-cell>
          <table:table-cell office:value-type="float" office:value="6" table:style-name="ce111">
            <text:p>6</text:p>
          </table:table-cell>
          <table:table-cell office:value-type="float" office:value="6" table:style-name="ce114">
            <text:p>6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871" table:content-validation-name="val3" table:style-name="ce72">
            <text:p>871</text:p>
          </table:table-cell>
          <table:table-cell office:value-type="float" office:value="856.56579999999997" table:content-validation-name="val3" table:style-name="ce74">
            <text:p>857</text:p>
          </table:table-cell>
          <table:table-cell office:value-type="float" office:value="71" table:style-name="ce73">
            <text:p>71</text:p>
          </table:table-cell>
          <table:table-cell office:value-type="float" office:value="71" table:style-name="ce84">
            <text:p>71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5" table:style-name="ce133">
            <text:p>5</text:p>
          </table:table-cell>
          <table:table-cell office:value-type="float" office:value="5" table:style-name="ce138">
            <text:p>5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76" table:style-name="ce164">
            <text:p>76</text:p>
          </table:table-cell>
          <table:table-cell office:value-type="float" office:value="76" table:style-name="ce168">
            <text:p>76</text:p>
          </table:table-cell>
          <table:table-cell office:value-type="float" office:value="947" table:content-validation-name="val3" table:style-name="ce165">
            <text:p>947</text:p>
          </table:table-cell>
          <table:table-cell office:value-type="float" office:value="932.56579999999997" table:content-validation-name="val3" table:style-name="ce160">
            <text:p>933</text:p>
          </table:table-cell>
          <table:table-cell office:value-type="currency" office:value="2386944.84" table:content-validation-name="val2" table:style-name="ce9">
            <text:p>£2,386,944.84</text:p>
          </table:table-cell>
          <table:table-cell office:value-type="currency" office:value="111256.81999999999" table:content-validation-name="val2" table:style-name="ce9">
            <text:p>£111,256.82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0125" table:content-validation-name="val2" table:style-name="ce9">
            <text:p>£30,125.00</text:p>
          </table:table-cell>
          <table:table-cell office:value-type="currency" office:value="465615.78" table:content-validation-name="val2" table:style-name="ce9">
            <text:p>£465,615.78</text:p>
          </table:table-cell>
          <table:table-cell office:value-type="currency" office:value="200038.93" table:content-validation-name="val2" table:style-name="ce9">
            <text:p>£200,038.93</text:p>
          </table:table-cell>
          <table:table-cell office:value-type="currency" office:value="3193981.3699999996" table:style-name="ce10">
            <text:p>£3,193,981.37</text:p>
          </table:table-cell>
          <table:table-cell office:value-type="currency" office:value="308095" table:content-validation-name="val2" table:style-name="ce9">
            <text:p>£308,095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08095" table:style-name="ce10">
            <text:p>£308,095.00</text:p>
          </table:table-cell>
          <table:table-cell office:value-type="currency" office:value="3502076.3699999996" table:style-name="ce11">
            <text:p>£3,502,076.37</text:p>
          </table:table-cell>
          <table:table-cell table:content-validation-name="val3" table:style-name="ce12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2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10" table:style-name="ce33">
            <text:p>10</text:p>
          </table:table-cell>
          <table:table-cell office:value-type="float" office:value="8.6" table:style-name="ce36">
            <text:p>9</text:p>
          </table:table-cell>
          <table:table-cell office:value-type="float" office:value="7" table:style-name="ce46">
            <text:p>7</text:p>
          </table:table-cell>
          <table:table-cell office:value-type="float" office:value="6" table:style-name="ce49">
            <text:p>6</text:p>
          </table:table-cell>
          <table:table-cell office:value-type="float" office:value="42" table:style-name="ce86">
            <text:p>42</text:p>
          </table:table-cell>
          <table:table-cell office:value-type="float" office:value="41" table:style-name="ce89">
            <text:p>41</text:p>
          </table:table-cell>
          <table:table-cell office:value-type="float" office:value="1" table:style-name="ce105">
            <text:p>1</text:p>
          </table:table-cell>
          <table:table-cell office:value-type="float" office:value="1" table:style-name="ce108">
            <text:p>1</text:p>
          </table:table-cell>
          <table:table-cell office:value-type="float" office:value="1" table:style-name="ce116">
            <text:p>1</text:p>
          </table:table-cell>
          <table:table-cell office:value-type="float" office:value="0.8" table:style-name="ce119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4">
            <text:p>0</text:p>
          </table:table-cell>
          <table:table-cell office:value-type="float" office:value="61" table:content-validation-name="val3" table:style-name="ce72">
            <text:p>61</text:p>
          </table:table-cell>
          <table:table-cell office:value-type="float" office:value="57.4" table:content-validation-name="val3" table:style-name="ce56">
            <text:p>57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64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1" table:content-validation-name="val3" table:style-name="ce165">
            <text:p>61</text:p>
          </table:table-cell>
          <table:table-cell office:value-type="float" office:value="57.4" table:content-validation-name="val3" table:style-name="ce161">
            <text:p>57</text:p>
          </table:table-cell>
          <table:table-cell office:value-type="currency" office:value="170895" table:content-validation-name="val2" table:style-name="ce9">
            <text:p>£170,895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5065" table:content-validation-name="val2" table:style-name="ce9">
            <text:p>£35,065.00</text:p>
          </table:table-cell>
          <table:table-cell office:value-type="currency" office:value="14855" table:content-validation-name="val2" table:style-name="ce9">
            <text:p>£14,855.00</text:p>
          </table:table-cell>
          <table:table-cell office:value-type="currency" office:value="220815" table:style-name="ce10">
            <text:p>£220,815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20815" table:style-name="ce11">
            <text:p>£220,815.00</text:p>
          </table:table-cell>
          <table:table-cell table:content-validation-name="val3" table:style-name="ce12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45" table:style-name="ce32">
            <text:p>45</text:p>
          </table:table-cell>
          <table:table-cell office:value-type="float" office:value="42.19" table:style-name="ce35">
            <text:p>42</text:p>
          </table:table-cell>
          <table:table-cell office:value-type="float" office:value="66" table:style-name="ce45">
            <text:p>66</text:p>
          </table:table-cell>
          <table:table-cell office:value-type="float" office:value="66" table:style-name="ce47">
            <text:p>66</text:p>
          </table:table-cell>
          <table:table-cell office:value-type="float" office:value="46" table:style-name="ce85">
            <text:p>46</text:p>
          </table:table-cell>
          <table:table-cell office:value-type="float" office:value="44.6" table:style-name="ce88">
            <text:p>45</text:p>
          </table:table-cell>
          <table:table-cell office:value-type="float" office:value="25" table:style-name="ce104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4" table:style-name="ce115">
            <text:p>4</text:p>
          </table:table-cell>
          <table:table-cell office:value-type="float" office:value="4" table:style-name="ce118">
            <text:p>4</text:p>
          </table:table-cell>
          <table:table-cell office:value-type="float" office:value="6" table:style-name="ce51">
            <text:p>6</text:p>
          </table:table-cell>
          <table:table-cell office:value-type="float" office:value="1.27" table:style-name="ce53">
            <text:p>1</text:p>
          </table:table-cell>
          <table:table-cell office:value-type="float" office:value="192" table:content-validation-name="val3" table:style-name="ce72">
            <text:p>192</text:p>
          </table:table-cell>
          <table:table-cell office:value-type="float" office:value="183.06" table:content-validation-name="val3" table:style-name="ce57">
            <text:p>183</text:p>
          </table:table-cell>
          <table:table-cell office:value-type="float" office:value="13" table:style-name="ce76">
            <text:p>13</text:p>
          </table:table-cell>
          <table:table-cell office:value-type="float" office:value="12.5" table:style-name="ce80">
            <text:p>13</text:p>
          </table:table-cell>
          <table:table-cell office:value-type="float" office:value="7" table:style-name="ce83">
            <text:p>7</text:p>
          </table:table-cell>
          <table:table-cell office:value-type="float" office:value="7" table:style-name="ce128">
            <text:p>7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11" table:style-name="ce142">
            <text:p>11</text:p>
          </table:table-cell>
          <table:table-cell office:value-type="float" office:value="8.9" table:style-name="ce144">
            <text:p>9</text:p>
          </table:table-cell>
          <table:table-cell office:value-type="float" office:value="31" table:style-name="ce164">
            <text:p>31</text:p>
          </table:table-cell>
          <table:table-cell office:value-type="float" office:value="28.4" table:style-name="ce162">
            <text:p>28</text:p>
          </table:table-cell>
          <table:table-cell office:value-type="float" office:value="223" table:content-validation-name="val3" table:style-name="ce165">
            <text:p>223</text:p>
          </table:table-cell>
          <table:table-cell office:value-type="float" office:value="211.46" table:content-validation-name="val3" table:style-name="ce163">
            <text:p>211</text:p>
          </table:table-cell>
          <table:table-cell office:value-type="currency" office:value="512441.57" table:content-validation-name="val1" table:style-name="ce9">
            <text:p>£512,441.57</text:p>
          </table:table-cell>
          <table:table-cell office:value-type="currency" office:value="57123.29" table:content-validation-name="val1" table:style-name="ce9">
            <text:p>£57,123.29</text:p>
          </table:table-cell>
          <table:table-cell office:value-type="currency" office:value="950" table:content-validation-name="val2" table:style-name="ce9">
            <text:p>£950.00</text:p>
          </table:table-cell>
          <table:table-cell office:value-type="currency" office:value="2431.36" table:content-validation-name="val1" table:style-name="ce9">
            <text:p>£2,431.36</text:p>
          </table:table-cell>
          <table:table-cell office:value-type="currency" office:value="19087.28" table:content-validation-name="val1" table:style-name="ce9">
            <text:p>£19,087.28</text:p>
          </table:table-cell>
          <table:table-cell office:value-type="currency" office:value="49068.19" table:content-validation-name="val1" table:style-name="ce9">
            <text:p>£49,068.19</text:p>
          </table:table-cell>
          <table:table-cell office:value-type="currency" office:value="641101.68999999994" table:style-name="ce10">
            <text:p>£641,101.69</text:p>
          </table:table-cell>
          <table:table-cell office:value-type="currency" office:value="225349.69" table:content-validation-name="val1" table:style-name="ce9">
            <text:p>£225,349.69</text:p>
          </table:table-cell>
          <table:table-cell office:value-type="currency" office:value="243288" table:content-validation-name="val2" table:style-name="ce9">
            <text:p>£243,288.00</text:p>
          </table:table-cell>
          <table:table-cell office:value-type="currency" office:value="468637.69" table:style-name="ce10">
            <text:p>£468,637.69</text:p>
          </table:table-cell>
          <table:table-cell office:value-type="currency" office:value="1109739.3799999999" table:style-name="ce11">
            <text:p>£1,109,739.38</text:p>
          </table:table-cell>
          <table:table-cell table:content-validation-name="val3" table:style-name="ce12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3">
            <text:p>Executive Non-Departmental Public Body</text:p>
          </table:table-cell>
          <table:table-cell office:value-type="string" table:style-name="ce19">
            <text:p>Home Office</text:p>
          </table:table-cell>
          <table:table-cell office:value-type="float" office:value="6" table:style-name="ce34">
            <text:p>6</text:p>
          </table:table-cell>
          <table:table-cell office:value-type="float" office:value="6" table:style-name="ce37">
            <text:p>6</text:p>
          </table:table-cell>
          <table:table-cell office:value-type="float" office:value="9" table:style-name="ce44">
            <text:p>9</text:p>
          </table:table-cell>
          <table:table-cell office:value-type="float" office:value="8.01" table:style-name="ce48">
            <text:p>8</text:p>
          </table:table-cell>
          <table:table-cell office:value-type="float" office:value="51" table:style-name="ce87">
            <text:p>51</text:p>
          </table:table-cell>
          <table:table-cell office:value-type="float" office:value="50.61" table:style-name="ce90">
            <text:p>51</text:p>
          </table:table-cell>
          <table:table-cell office:value-type="float" office:value="2" table:style-name="ce103">
            <text:p>2</text:p>
          </table:table-cell>
          <table:table-cell office:value-type="float" office:value="1.59" table:style-name="ce107">
            <text:p>2</text:p>
          </table:table-cell>
          <table:table-cell office:value-type="float" office:value="1" table:style-name="ce117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69" table:content-validation-name="val3" table:style-name="ce58">
            <text:p>69</text:p>
          </table:table-cell>
          <table:table-cell office:value-type="float" office:value="67.210000000000008" table:content-validation-name="val3" table:style-name="ce58">
            <text:p>67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69" table:content-validation-name="val3" table:style-name="ce166">
            <text:p>69</text:p>
          </table:table-cell>
          <table:table-cell office:value-type="float" office:value="67.210000000000008" table:content-validation-name="val3" table:style-name="ce166">
            <text:p>67</text:p>
          </table:table-cell>
          <table:table-cell office:value-type="currency" office:value="172826.22" table:content-validation-name="val2" table:style-name="ce9">
            <text:p>£172,826.22</text:p>
          </table:table-cell>
          <table:table-cell office:value-type="currency" office:value="7352.9" table:content-validation-name="val2" table:style-name="ce9">
            <text:p>£7,352.9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4557.71" table:content-validation-name="val2" table:style-name="ce9">
            <text:p>£34,557.71</text:p>
          </table:table-cell>
          <table:table-cell office:value-type="currency" office:value="14254.93" table:content-validation-name="val2" table:style-name="ce9">
            <text:p>£14,254.93</text:p>
          </table:table-cell>
          <table:table-cell office:value-type="currency" office:value="228991.75999999998" table:style-name="ce10">
            <text:p>£228,991.76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28991.75999999998" table:style-name="ce11">
            <text:p>£228,991.76</text:p>
          </table:table-cell>
          <table:table-cell table:content-validation-name="val3" table:style-name="ce12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Tony Millet</dc:creator>
    <meta:creation-date>2012-07-18T14:50:11Z</meta:creation-date>
    <dc:date>2016-02-19T10:38:48Z</dc:date>
  </office:meta>
</office:document-meta>
</file>